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1.08333in" style:font-size-asian="1.08333in" style:font-size-complex="1.0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1.08333in" style:font-size-asian="1.08333in" style:font-size-complex="1.0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no-wrap" fo:padding-top="0.08858in" fo:padding-bottom="0.08858in" fo:padding-left="0.1378in" fo:padding-right="0.1378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1.08333in" style:font-size-asian="1.08333in" style:font-size-complex="1.0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8">
      <text:list-level-style-bullet text:level="1" text:bullet-char="§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/>
        <style:text-properties fo:font-family="Wingdings" style:font-pitch="variable" fo:font-size="100%"/>
      </text:list-level-style-bullet>
    </text:list-style>
    <text:list-style style:name="a605">
      <text:list-level-style-bullet text:level="1" text:bullet-char="§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582" draw:master-page-name="Master1-Layout7-blank-Blank" presentation:presentation-page-layout-name="Master1-PPL7">
        <draw:frame draw:id="id73" draw:style-name="a585" draw:name="TextBox 1" svg:x="1.25984in" svg:y="0.86614in" svg:width="4.13268in" svg:height="1.31063in">
          <draw:text-box>
            <text:p text:style-name="a584" text:class-names="" text:cond-style-name=""><text:span text:style-name="a583" text:class-names="">DRILL 2</text:span></text:p>
          </draw:text-box>
          <svg:desc/>
        </draw:frame>
        <draw:frame draw:id="id74" draw:style-name="a598" draw:name="TextBox 2" svg:x="7.16535in" svg:y="6.01693in" svg:width="3.38583in" svg:height="1.85709in">
          <draw:text-box>
            <text:p text:style-name="a587" text:class-names="" text:cond-style-name=""><text:span text:style-name="a586" text:class-names="">TEAM MEMBERS-</text:span></text:p>
            <text:p text:style-name="a589" text:class-names="" text:cond-style-name=""><text:span text:style-name="a588" text:class-names="">Somya Sharma</text:span></text:p>
            <text:p text:style-name="a591" text:class-names="" text:cond-style-name=""><text:span text:style-name="a590" text:class-names="">Shivam Bhatia</text:span></text:p>
            <text:p text:style-name="a593" text:class-names="" text:cond-style-name=""><text:span text:style-name="a592" text:class-names="">Siddhant Sharma</text:span></text:p>
            <text:p text:style-name="a595" text:class-names="" text:cond-style-name=""><text:span text:style-name="a594" text:class-names="">Shubham Popli</text:span></text:p>
            <text:p text:style-name="a597" text:class-names="" text:cond-style-name=""><text:span text:style-name="a596" text:class-names="">Shashwat Gupta</text:span></text:p>
          </draw:text-box>
          <svg:desc/>
        </draw:frame>
        <draw:frame draw:id="id75" draw:style-name="a611" draw:name="TextBox 5" svg:x="0.92882in" svg:y="2.88368in" svg:width="9.25in" svg:height="1.91855in">
          <draw:text-box>
            <text:p text:style-name="a600" text:class-names="" text:cond-style-name=""><text:span text:style-name="a599" text:class-names="">You have to create an application that generates report cards of students in a University exam. How would you plan the solution of this problem using:</text:span></text:p>
            <text:p text:style-name="a602" text:class-names="" text:cond-style-name=""><text:span text:style-name="a601" text:class-names=""/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Procedural Approach 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Object Oriented Approach</text:span></text:p>
                  </text:list-item>
                </text:list>
              </text:list-item>
            </text:list>
            <text:p text:style-name="a610" text:class-names="" text:cond-style-name=""><text:span text:style-name="a609" text:class-names=""/></text:p>
          </draw:text-box>
          <svg:desc/>
        </draw:frame>
        <presentation:notes draw:style-name="a614">
          <draw:page-thumbnail draw:page-number="1" svg:x="1.21007in" svg:y="0.88889in" svg:width="5.84549in" svg:height="4.38368in" presentation:class="page" draw:id="id76" presentation:style-name="a612" draw:name="Slide Image Placeholder 1">
            <svg:desc/>
          </draw:page-thumbnail>
          <draw:frame draw:id="id77" presentation:style-name="a613" draw:name="Notes Placehold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3" draw:style-name="a615" draw:master-page-name="Master1-Layout7-blank-Blank" presentation:presentation-page-layout-name="Master1-PPL7">
        <draw:frame draw:id="id78" draw:style-name="a644" draw:name="TextBox 1" svg:x="3.64528in" svg:y="2.20276in" svg:width="3.67756in" svg:height="4.01772in">
          <draw:text-box>
            <text:p text:style-name="a617" text:class-names="" text:cond-style-name=""><text:span text:style-name="a616" text:class-names="">Int main(){</text:span></text:p>
            <text:p text:style-name="a619" text:class-names="" text:cond-style-name=""><text:span text:style-name="a618" text:class-names="">Student s1</text:span></text:p>
            <text:p text:style-name="a621" text:class-names="" text:cond-style-name=""><text:span text:style-name="a620" text:class-names="">AddRollNo(s1)</text:span></text:p>
            <text:p text:style-name="a623" text:class-names="" text:cond-style-name=""><text:span text:style-name="a622" text:class-names="">AddName(s1)</text:span></text:p>
            <text:p text:style-name="a625" text:class-names="" text:cond-style-name=""><text:span text:style-name="a624" text:class-names="">AddDob(s1)</text:span></text:p>
            <text:p text:style-name="a627" text:class-names="" text:cond-style-name=""><text:span text:style-name="a626" text:class-names="">AddFname(s1)</text:span></text:p>
            <text:p text:style-name="a629" text:class-names="" text:cond-style-name=""><text:span text:style-name="a628" text:class-names="">AddMname(s1)</text:span></text:p>
            <text:p text:style-name="a631" text:class-names="" text:cond-style-name=""><text:span text:style-name="a630" text:class-names="">AddGender(s1)</text:span></text:p>
            <text:p text:style-name="a633" text:class-names="" text:cond-style-name=""><text:span text:style-name="a632" text:class-names="">AddTotalMarks(s1)</text:span></text:p>
            <text:p text:style-name="a635" text:class-names="" text:cond-style-name=""><text:span text:style-name="a634" text:class-names="">PutTotalMarks(s1)</text:span></text:p>
            <text:p text:style-name="a637" text:class-names="" text:cond-style-name=""><text:span text:style-name="a636" text:class-names="">CalcPercentage(s1.Totalmarks)</text:span></text:p>
            <text:p text:style-name="a639" text:class-names="" text:cond-style-name=""><text:span text:style-name="a638" text:class-names="">Std::cout&lt;&lt;”percentage is this “</text:span></text:p>
            <text:p text:style-name="a641" text:class-names="" text:cond-style-name=""><text:span text:style-name="a640" text:class-names="">Return 0;</text:span></text:p>
            <text:p text:style-name="a643" text:class-names="" text:cond-style-name=""><text:span text:style-name="a642" text:class-names="">}</text:span></text:p>
          </draw:text-box>
          <svg:desc/>
        </draw:frame>
        <draw:frame draw:id="id79" draw:style-name="a647" draw:name="TextBox 2" svg:x="0.3937in" svg:y="0.18543in" svg:width="5.43937in" svg:height="1.31063in">
          <draw:text-box>
            <text:p text:style-name="a646" text:class-names="" text:cond-style-name=""><text:span text:style-name="a645" text:class-names="">Procedural</text:span></text:p>
          </draw:text-box>
          <svg:desc/>
        </draw:frame>
        <presentation:notes draw:style-name="a650">
          <draw:page-thumbnail draw:page-number="2" svg:x="1.21007in" svg:y="0.88889in" svg:width="5.84549in" svg:height="4.38368in" presentation:class="page" draw:id="id80" presentation:style-name="a648" draw:name="Slide Image Placeholder 1">
            <svg:desc/>
          </draw:page-thumbnail>
          <draw:frame draw:id="id81" presentation:style-name="a649" draw:name="Notes Placehold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2" draw:style-name="a651" draw:master-page-name="Master1-Layout7-blank-Blank" presentation:presentation-page-layout-name="Master1-PPL7">
        <draw:frame draw:id="id82" draw:style-name="a692" draw:name="TextBox 1" svg:x="3.93701in" svg:y="1.62559in" svg:width="4.40433in" svg:height="5.69724in">
          <draw:text-box>
            <text:p text:style-name="a653" text:class-names="" text:cond-style-name=""><text:span text:style-name="a652" text:class-names="">Int main () }</text:span></text:p>
            <text:p text:style-name="a655" text:class-names="" text:cond-style-name=""><text:span text:style-name="a654" text:class-names="">Student s1;</text:span></text:p>
            <text:p text:style-name="a657" text:class-names="" text:cond-style-name=""><text:span text:style-name="a656" text:class-names="">Stream stream</text:span></text:p>
            <text:p text:style-name="a659" text:class-names="" text:cond-style-name=""><text:span text:style-name="a658" text:class-names="">Subjects subjects(2)</text:span></text:p>
            <text:p text:style-name="a661" text:class-names="" text:cond-style-name=""><text:span text:style-name="a660" text:class-names="">Course crs1(1)</text:span></text:p>
            <text:p text:style-name="a663" text:class-names="" text:cond-style-name=""><text:span text:style-name="a662" text:class-names="">Cours2 crs2(1)</text:span></text:p>
            <text:p text:style-name="a665" text:class-names="" text:cond-style-name=""><text:span text:style-name="a664" text:class-names="">Maxmarks mm(200)</text:span></text:p>
            <text:p text:style-name="a667" text:class-names="" text:cond-style-name=""><text:span text:style-name="a666" text:class-names="">Totalobtained totalobt</text:span></text:p>
            <text:p text:style-name="a669" text:class-names="" text:cond-style-name=""><text:span text:style-name="a668" text:class-names="">S1.add (stream);</text:span></text:p>
            <text:p text:style-name="a671" text:class-names="" text:cond-style-name=""><text:span text:style-name="a670" text:class-names="">S1.add(Roll no);</text:span></text:p>
            <text:p text:style-name="a673" text:class-names="" text:cond-style-name=""><text:span text:style-name="a672" text:class-names="">S1.add(name);</text:span></text:p>
            <text:p text:style-name="a675" text:class-names="" text:cond-style-name=""><text:span text:style-name="a674" text:class-names="">S1.add(subjects);</text:span></text:p>
            <text:p text:style-name="a677" text:class-names="" text:cond-style-name=""><text:span text:style-name="a676" text:class-names="">S1.add(crs1);</text:span></text:p>
            <text:p text:style-name="a679" text:class-names="" text:cond-style-name=""><text:span text:style-name="a678" text:class-names="">S1.add(crs2);</text:span></text:p>
            <text:p text:style-name="a681" text:class-names="" text:cond-style-name=""><text:span text:style-name="a680" text:class-names="">S1.add(mm);</text:span></text:p>
            <text:p text:style-name="a683" text:class-names="" text:cond-style-name=""><text:span text:style-name="a682" text:class-names="">S1.add(totalobt)</text:span></text:p>
            <text:p text:style-name="a685" text:class-names="" text:cond-style-name=""><text:span text:style-name="a684" text:class-names="">calcPercentage(s1.totalobt)</text:span></text:p>
            <text:p text:style-name="a687" text:class-names="" text:cond-style-name=""><text:span text:style-name="a686" text:class-names="">Std::cout&lt;&lt;”Percentage is as <text:s text:c="1"/>follows”</text:span></text:p>
            <text:p text:style-name="a689" text:class-names="" text:cond-style-name=""><text:span text:style-name="a688" text:class-names="">Return 0;</text:span></text:p>
            <text:p text:style-name="a691" text:class-names="" text:cond-style-name=""><text:span text:style-name="a690" text:class-names="">}</text:span></text:p>
          </draw:text-box>
          <svg:desc/>
        </draw:frame>
        <draw:frame draw:id="id83" draw:style-name="a695" draw:name="TextBox 2" svg:x="0.35551in" svg:y="0.10669in" svg:width="7.55079in" svg:height="1.31063in">
          <draw:text-box>
            <text:p text:style-name="a694" text:class-names="" text:cond-style-name=""><text:span text:style-name="a693" text:class-names="">Object oriented</text:span></text:p>
          </draw:text-box>
          <svg:desc/>
        </draw:frame>
        <presentation:notes draw:style-name="a698">
          <draw:page-thumbnail draw:page-number="3" svg:x="1.21007in" svg:y="0.88889in" svg:width="5.84549in" svg:height="4.38368in" presentation:class="page" draw:id="id84" presentation:style-name="a696" draw:name="Slide Image Placeholder 1">
            <svg:desc/>
          </draw:page-thumbnail>
          <draw:frame draw:id="id85" presentation:style-name="a697" draw:name="Notes Placehold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5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0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7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0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8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86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6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desc/>
      </draw:frame>
      <draw:frame draw:id="id1" presentation:style-name="a21" draw:name="Text Placeholder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Slide Number Placehold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Click to edit Master title style</text:span><text:span text:style-name="a50" text:class-names=""/></text:p>
            </text:list-item>
          </text:list>
        </draw:text-box>
        <svg:desc/>
      </draw:frame>
      <draw:frame draw:id="id12" presentation:style-name="a57" draw:name="Subtitle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desc/>
      </draw:frame>
      <draw:frame draw:id="id13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desc/>
      </draw:frame>
      <draw:frame draw:id="id14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desc/>
      </draw:frame>
      <draw:frame draw:id="id15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lide Image Placeholder 1"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90" draw:name="Title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Click to edit Master title style</text:span><text:span text:style-name="a87" text:class-names=""/></text:p>
            </text:list-item>
          </text:list>
        </draw:text-box>
        <svg:desc/>
      </draw:frame>
      <draw:frame draw:id="id17" presentation:style-name="a107" draw:name="Content Placeholder 2" svg:x="0.55118in" svg:y="1.93465in" svg:width="9.92087in" svg:height="4.79488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ifth level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0" draw:name="Date Placeholder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19" presentation:style-name="a113" draw:name="Footer Placeholder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desc/>
      </draw:frame>
      <draw:frame draw:id="id20" presentation:style-name="a117" draw:name="Slide Number Placeholder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Slide Image Placeholder 1">
          <svg:desc/>
        </draw:page-thumbnail>
        <draw:frame draw:id="id6" presentation:style-name="a121" draw:name="Notes Placehold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desc/>
        </draw:frame>
        <draw:frame draw:id="id7" presentation:style-name="a124" draw:name="Header Placeholder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8" presentation:style-name="a127" draw:name="Date Placeholder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9" presentation:style-name="a130" draw:name="Footer Placeholder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10" presentation:style-name="a133" draw:name="Slide Number Placeholder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40" draw:name="Title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Click to edit Master title style</text:span><text:span text:style-name="a137" text:class-names=""/></text:p>
            </text:list-item>
          </text:list>
        </draw:text-box>
        <svg:desc/>
      </draw:frame>
      <draw:frame draw:id="id22" presentation:style-name="a144" draw:name="Text Placeholder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</draw:text-box>
        <svg:desc/>
      </draw:frame>
      <draw:frame draw:id="id23" presentation:style-name="a147" draw:name="Date Placeholder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desc/>
      </draw:frame>
      <draw:frame draw:id="id24" presentation:style-name="a150" draw:name="Footer Placeholder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5" presentation:style-name="a154" draw:name="Slide Number Placeholder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Slide Image Placeholder 1">
          <svg:desc/>
        </draw:page-thumbnail>
        <draw:frame draw:id="id6" presentation:style-name="a158" draw:name="Notes Placehold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desc/>
        </draw:frame>
        <draw:frame draw:id="id7" presentation:style-name="a161" draw:name="Header Placehold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desc/>
        </draw:frame>
        <draw:frame draw:id="id8" presentation:style-name="a164" draw:name="Date Placehold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desc/>
        </draw:frame>
        <draw:frame draw:id="id9" presentation:style-name="a167" draw:name="Footer Placehold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desc/>
        </draw:frame>
        <draw:frame draw:id="id10" presentation:style-name="a170" draw:name="Slide Number Placehold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7" draw:name="Title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Click to edit Master title style</text:span><text:span text:style-name="a174" text:class-names=""/></text:p>
            </text:list-item>
          </text:list>
        </draw:text-box>
        <svg:desc/>
      </draw:frame>
      <draw:frame draw:id="id27" presentation:style-name="a194" draw:name="Content Placeholder 2" svg:x="0.55035in" svg:y="1.93403in" svg:width="4.87674in" svg:height="4.7951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1" draw:name="Content Placeholder 3" svg:x="5.59375in" svg:y="1.93403in" svg:width="4.87847in" svg:height="4.7951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4" draw:name="Date Placeholder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desc/>
      </draw:frame>
      <draw:frame draw:id="id30" presentation:style-name="a217" draw:name="Footer Placeholder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desc/>
      </draw:frame>
      <draw:frame draw:id="id31" presentation:style-name="a221" draw:name="Slide Number Placeholder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Slide Image Placeholder 1"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4" draw:name="Title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ck to edit Master title style</text:span><text:span text:style-name="a241" text:class-names=""/></text:p>
            </text:list-item>
          </text:list>
        </draw:text-box>
        <svg:desc/>
      </draw:frame>
      <draw:frame draw:id="id33" presentation:style-name="a248" draw:name="Text Placeholder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desc/>
      </draw:frame>
      <draw:frame draw:id="id34" presentation:style-name="a265" draw:name="Content Placeholder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69" draw:name="Text Placeholder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desc/>
      </draw:frame>
      <draw:frame draw:id="id36" presentation:style-name="a286" draw:name="Content Placeholder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ifth level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89" draw:name="Date Placeholder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desc/>
      </draw:frame>
      <draw:frame draw:id="id38" presentation:style-name="a292" draw:name="Footer Placeholder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39" presentation:style-name="a296" draw:name="Slide Number Placeholder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Slide Image Placeholder 1">
          <svg:desc/>
        </draw:page-thumbnail>
        <draw:frame draw:id="id6" presentation:style-name="a300" draw:name="Notes Placehold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7" presentation:style-name="a303" draw:name="Header Placeholder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8" presentation:style-name="a306" draw:name="Date Placeholder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9" presentation:style-name="a309" draw:name="Footer Placeholder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10" presentation:style-name="a312" draw:name="Slide Number Placeholder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314">
      <draw:frame draw:id="id40" presentation:style-name="a319" draw:name="Title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Click to edit Master title style</text:span><text:span text:style-name="a316" text:class-names=""/></text:p>
            </text:list-item>
          </text:list>
        </draw:text-box>
        <svg:desc/>
      </draw:frame>
      <draw:frame draw:id="id41" presentation:style-name="a322" draw:name="Date Placeholder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desc/>
      </draw:frame>
      <draw:frame draw:id="id42" presentation:style-name="a325" draw:name="Footer Placeholder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desc/>
      </draw:frame>
      <draw:frame draw:id="id43" presentation:style-name="a329" draw:name="Slide Number Placeholder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Slide Image Placeholder 1">
          <svg:desc/>
        </draw:page-thumbnail>
        <draw:frame draw:id="id6" presentation:style-name="a333" draw:name="Notes Placehold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desc/>
        </draw:frame>
        <draw:frame draw:id="id7" presentation:style-name="a336" draw:name="Header Placeholder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frame draw:id="id8" presentation:style-name="a339" draw:name="Date Placeholder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desc/>
        </draw:frame>
        <draw:frame draw:id="id9" presentation:style-name="a342" draw:name="Footer Placeholder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desc/>
        </draw:frame>
        <draw:frame draw:id="id10" presentation:style-name="a345" draw:name="Slide Number Placeholder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347">
      <draw:frame draw:id="id44" presentation:style-name="a350" draw:name="Date Placeholder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desc/>
      </draw:frame>
      <draw:frame draw:id="id45" presentation:style-name="a353" draw:name="Footer Placeholder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desc/>
      </draw:frame>
      <draw:frame draw:id="id46" presentation:style-name="a357" draw:name="Slide Number Placeholder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Slide Image Placeholder 1">
          <svg:desc/>
        </draw:page-thumbnail>
        <draw:frame draw:id="id6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desc/>
        </draw:frame>
        <draw:frame draw:id="id7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desc/>
        </draw:frame>
        <draw:frame draw:id="id8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desc/>
        </draw:frame>
        <draw:frame draw:id="id9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375">
      <draw:frame draw:id="id47" presentation:style-name="a380" draw:name="Title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Click to edit Master title style</text:span><text:span text:style-name="a377" text:class-names=""/></text:p>
            </text:list-item>
          </text:list>
        </draw:text-box>
        <svg:desc/>
      </draw:frame>
      <draw:frame draw:id="id48" presentation:style-name="a397" draw:name="Content Placeholder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ifth le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01" draw:name="Text Placeholder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desc/>
      </draw:frame>
      <draw:frame draw:id="id50" presentation:style-name="a404" draw:name="Date Placeholder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desc/>
      </draw:frame>
      <draw:frame draw:id="id51" presentation:style-name="a407" draw:name="Footer Placeholder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52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Slide Image Placeholder 1">
          <svg:desc/>
        </draw:page-thumbnail>
        <draw:frame draw:id="id6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7" presentation:style-name="a418" draw:name="Header Placehold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8" presentation:style-name="a421" draw:name="Date Placehold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desc/>
        </draw:frame>
        <draw:frame draw:id="id9" presentation:style-name="a424" draw:name="Footer Placehold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desc/>
        </draw:frame>
        <draw:frame draw:id="id10" presentation:style-name="a427" draw:name="Slide Number Placehold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429">
      <draw:frame draw:id="id53" presentation:style-name="a434" draw:name="Title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Click to edit Master title style</text:span><text:span text:style-name="a431" text:class-names=""/></text:p>
            </text:list-item>
          </text:list>
        </draw:text-box>
        <svg:desc/>
      </draw:frame>
      <draw:frame draw:id="id54" presentation:style-name="a437" draw:name="Picture Placeholder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desc/>
      </draw:frame>
      <draw:frame draw:id="id55" presentation:style-name="a441" draw:name="Text Placeholder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desc/>
      </draw:frame>
      <draw:frame draw:id="id56" presentation:style-name="a444" draw:name="Date Placeholder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desc/>
      </draw:frame>
      <draw:frame draw:id="id57" presentation:style-name="a447" draw:name="Footer Placeholder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58" presentation:style-name="a451" draw:name="Slide Number Placeholder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Slide Image Placeholder 1">
          <svg:desc/>
        </draw:page-thumbnail>
        <draw:frame draw:id="id6" presentation:style-name="a455" draw:name="Notes Placehold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7" presentation:style-name="a458" draw:name="Header Placehold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desc/>
        </draw:frame>
        <draw:frame draw:id="id8" presentation:style-name="a461" draw:name="Date Placehold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desc/>
        </draw:frame>
        <draw:frame draw:id="id9" presentation:style-name="a464" draw:name="Footer Placehold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desc/>
        </draw:frame>
        <draw:frame draw:id="id10" presentation:style-name="a467" draw:name="Slide Number Placehold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469">
      <draw:frame draw:id="id59" presentation:style-name="a474" draw:name="Title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Click to edit Master title style</text:span><text:span text:style-name="a471" text:class-names=""/></text:p>
            </text:list-item>
          </text:list>
        </draw:text-box>
        <svg:desc/>
      </draw:frame>
      <draw:frame draw:id="id60" presentation:style-name="a491" draw:name="Vertical Text Placeholder 2" svg:x="0.55118in" svg:y="1.93465in" svg:width="9.92087in" svg:height="4.79488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94" draw:name="Date Placeholder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desc/>
      </draw:frame>
      <draw:frame draw:id="id62" presentation:style-name="a497" draw:name="Footer Placeholder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desc/>
      </draw:frame>
      <draw:frame draw:id="id63" presentation:style-name="a501" draw:name="Slide Number Placeholder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Slide Image Placeholder 1">
          <svg:desc/>
        </draw:page-thumbnail>
        <draw:frame draw:id="id6" presentation:style-name="a505" draw:name="Notes Placehold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desc/>
        </draw:frame>
        <draw:frame draw:id="id7" presentation:style-name="a508" draw:name="Header Placehold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8" presentation:style-name="a511" draw:name="Date Placehold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desc/>
        </draw:frame>
        <draw:frame draw:id="id9" presentation:style-name="a514" draw:name="Footer Placehold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desc/>
        </draw:frame>
        <draw:frame draw:id="id10" presentation:style-name="a517" draw:name="Slide Number Placehold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519">
      <draw:frame draw:id="id64" presentation:style-name="a524" draw:name="Vertical Title 1" svg:x="7.99306in" svg:y="0.32986in" svg:width="2.47917in" svg:height="6.39931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Click to edit Master title style</text:span><text:span text:style-name="a521" text:class-names=""/></text:p>
            </text:list-item>
          </text:list>
        </draw:text-box>
        <svg:desc/>
      </draw:frame>
      <draw:frame draw:id="id65" presentation:style-name="a541" draw:name="Vertical Text Placeholder 2" svg:x="0.55035in" svg:y="0.32986in" svg:width="7.27604in" svg:height="6.3993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ifth le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44" draw:name="Date Placeholder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desc/>
      </draw:frame>
      <draw:frame draw:id="id67" presentation:style-name="a547" draw:name="Footer Placeholder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68" presentation:style-name="a551" draw:name="Slide Number Placeholder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Slide Image Placeholder 1">
          <svg:desc/>
        </draw:page-thumbnail>
        <draw:frame draw:id="id6" presentation:style-name="a555" draw:name="Notes Placehold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desc/>
        </draw:frame>
        <draw:frame draw:id="id7" presentation:style-name="a558" draw:name="Header Placehold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desc/>
        </draw:frame>
        <draw:frame draw:id="id8" presentation:style-name="a561" draw:name="Date Placehold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desc/>
        </draw:frame>
        <draw:frame draw:id="id9" presentation:style-name="a564" draw:name="Footer Placehold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desc/>
        </draw:frame>
        <draw:frame draw:id="id10" presentation:style-name="a567" draw:name="Slide Number Placehold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69">
      <draw:frame draw:id="id69" presentation:style-name="a572" draw:name="Header Placeholder 1" svg:x="0in" svg:y="0in" svg:width="3.5878in" svg:height="0.58425in" presentation:class="header" presentation:placeholder="false">
        <draw:text-box>
          <text:p text:style-name="a571" text:class-names="" text:cond-style-name=""><text:span text:style-name="a570" text:class-names=""/></text:p>
        </draw:text-box>
        <svg:desc/>
      </draw:frame>
      <draw:frame draw:id="id70" presentation:style-name="a575" draw:name="Date Placeholder 2" svg:x="4.67953in" svg:y="0in" svg:width="3.5878in" svg:height="0.58425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desc/>
      </draw:frame>
      <draw:frame draw:id="id71" presentation:style-name="a578" draw:name="Footer Placeholder 3" svg:x="0in" svg:y="11.10827in" svg:width="3.5878in" svg:height="0.58425in" presentation:class="footer" presentation:placeholder="false">
        <draw:text-box>
          <text:p text:style-name="a577" text:class-names="" text:cond-style-name=""><text:span text:style-name="a576" text:class-names=""/></text:p>
        </draw:text-box>
        <svg:desc/>
      </draw:frame>
      <draw:frame draw:id="id72" presentation:style-name="a581" draw:name="Slide Number Placeholder 4" svg:x="4.67953in" svg:y="11.10827in" svg:width="3.5878in" svg:height="0.58425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Sanjay Sharma</meta:initial-creator>
    <dc:creator>Sanjay</dc:creator>
    <meta:creation-date>2019-01-07T11:09:35Z</meta:creation-date>
    <dc:date>2019-01-09T17:36:14Z</dc:date>
    <meta:editing-cycles>4</meta:editing-cycles>
    <meta:editing-duration>PT851S</meta:editing-duration>
    <meta:document-statistic meta:paragraph-count="47" meta:word-count="142"/>
  </office:meta>
</office:document-meta>
</file>